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a703b" officeooo:paragraph-rsid="001bede5"/>
    </style:style>
    <style:style style:name="P2" style:family="paragraph" style:parent-style-name="Standard">
      <style:text-properties officeooo:rsid="00091199" officeooo:paragraph-rsid="001bede5"/>
    </style:style>
    <style:style style:name="P3" style:family="paragraph" style:parent-style-name="Standard">
      <style:text-properties fo:font-size="16pt" fo:font-weight="bold" officeooo:rsid="000afeaa" officeooo:paragraph-rsid="001bede5" style:font-size-asian="16pt" style:font-weight-asian="bold" style:font-size-complex="16pt" style:font-weight-complex="bold"/>
    </style:style>
    <style:style style:name="P4" style:family="paragraph" style:parent-style-name="Standard">
      <style:text-properties officeooo:rsid="001ce4d7" officeooo:paragraph-rsid="001bede5"/>
    </style:style>
    <style:style style:name="P5" style:family="paragraph" style:parent-style-name="Standard">
      <style:text-properties officeooo:rsid="0020e3ac" officeooo:paragraph-rsid="001c2d16"/>
    </style:style>
    <style:style style:name="P6" style:family="paragraph" style:parent-style-name="Standard">
      <style:text-properties fo:font-size="18pt" fo:font-weight="bold" officeooo:rsid="0020e3ac" officeooo:paragraph-rsid="001c2d16" style:font-size-asian="18pt" style:font-weight-asian="bold" style:font-size-complex="18pt" style:font-weight-complex="bold"/>
    </style:style>
    <style:style style:name="P7" style:family="paragraph" style:parent-style-name="Standard">
      <style:text-properties fo:font-size="14pt" officeooo:rsid="0020e3ac" officeooo:paragraph-rsid="001c2d16" style:font-size-asian="14pt" style:font-size-complex="14pt"/>
    </style:style>
    <style:style style:name="P8" style:family="paragraph" style:parent-style-name="Standard">
      <style:text-properties fo:font-size="14pt" officeooo:rsid="00091199" officeooo:paragraph-rsid="001c2d16" style:font-size-asian="14pt" style:font-size-complex="14pt"/>
    </style:style>
    <style:style style:name="P9" style:family="paragraph" style:parent-style-name="Standard">
      <style:text-properties officeooo:rsid="001c2d16" officeooo:paragraph-rsid="001c2d16"/>
    </style:style>
    <style:style style:name="P10" style:family="paragraph" style:parent-style-name="Standard">
      <style:text-properties officeooo:rsid="001f7842" officeooo:paragraph-rsid="001d77c9"/>
    </style:style>
    <style:style style:name="P11" style:family="paragraph" style:parent-style-name="Standard">
      <style:text-properties officeooo:rsid="001f7842" officeooo:paragraph-rsid="001df35a"/>
    </style:style>
    <style:style style:name="P12" style:family="paragraph" style:parent-style-name="Standard">
      <style:text-properties fo:font-weight="bold" officeooo:rsid="001f7842" officeooo:paragraph-rsid="001df35a" style:font-weight-asian="bold" style:font-weight-complex="bold"/>
    </style:style>
    <style:style style:name="P13" style:family="paragraph" style:parent-style-name="Standard">
      <style:text-properties officeooo:rsid="001a8777" officeooo:paragraph-rsid="001fa324"/>
    </style:style>
    <style:style style:name="P14" style:family="paragraph" style:parent-style-name="Standard">
      <style:text-properties officeooo:rsid="0024083b" officeooo:paragraph-rsid="0024083b"/>
    </style:style>
    <style:style style:name="P15" style:family="paragraph" style:parent-style-name="Standard">
      <style:text-properties officeooo:rsid="00259969" officeooo:paragraph-rsid="00259969"/>
    </style:style>
    <style:style style:name="P16" style:family="paragraph" style:parent-style-name="Standard">
      <style:paragraph-properties fo:break-before="page"/>
      <style:text-properties officeooo:rsid="000afeaa" officeooo:paragraph-rsid="001bede5"/>
    </style:style>
    <style:style style:name="P17" style:family="paragraph" style:parent-style-name="Standard">
      <style:paragraph-properties fo:break-before="page"/>
      <style:text-properties fo:font-size="14pt" style:text-underline-style="solid" style:text-underline-width="auto" style:text-underline-color="font-color" officeooo:rsid="0026d2bc" officeooo:paragraph-rsid="0026d2bc" style:font-size-asian="14pt" style:font-size-complex="14pt"/>
    </style:style>
    <style:style style:name="P18" style:family="paragraph" style:parent-style-name="Text_20_body">
      <style:text-properties officeooo:rsid="001f7842" officeooo:paragraph-rsid="001c2d16"/>
    </style:style>
    <style:style style:name="P19" style:family="paragraph" style:parent-style-name="Standard">
      <style:text-properties officeooo:rsid="001f7842" officeooo:paragraph-rsid="001d77c9"/>
    </style:style>
    <style:style style:name="P20" style:family="paragraph" style:parent-style-name="Standard">
      <style:text-properties officeooo:rsid="001f7842" officeooo:paragraph-rsid="00294a5a"/>
    </style:style>
    <style:style style:name="P21" style:family="paragraph" style:parent-style-name="Standard">
      <style:text-properties officeooo:rsid="0026edb9" officeooo:paragraph-rsid="0026edb9"/>
    </style:style>
    <style:style style:name="P22" style:family="paragraph" style:parent-style-name="Standard">
      <style:text-properties officeooo:rsid="002b67b2" officeooo:paragraph-rsid="002b67b2"/>
    </style:style>
    <style:style style:name="P23" style:family="paragraph" style:parent-style-name="Standard">
      <style:text-properties officeooo:rsid="0020e3ac" officeooo:paragraph-rsid="001c2d16"/>
    </style:style>
    <style:style style:name="P24" style:family="paragraph" style:parent-style-name="Heading_20_3">
      <style:text-properties officeooo:rsid="001f7842" officeooo:paragraph-rsid="001d77c9"/>
    </style:style>
    <style:style style:name="P25" style:family="paragraph" style:parent-style-name="Heading_20_3">
      <style:text-properties officeooo:rsid="001f7842" officeooo:paragraph-rsid="00294a5a"/>
    </style:style>
    <style:style style:name="T1" style:family="text">
      <style:text-properties style:font-name="DejaVu Sans Mono" fo:font-size="10pt" style:font-size-asian="10pt" style:font-size-complex="10pt"/>
    </style:style>
    <style:style style:name="T2" style:family="text">
      <style:text-properties officeooo:rsid="0022157a"/>
    </style:style>
    <style:style style:name="T3" style:family="text">
      <style:text-properties fo:font-weight="bold"/>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fo:font-weight="bold" officeooo:rsid="001d77c9" style:font-size-asian="16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hipmunk physics<text:tab/><text:tab/><text:tab/>c library</text:p>
      <text:p text:style-name="P13"/>
      <text:p text:style-name="P13">chipmunk (6.1.3.4) <text:s/><text:tab/><text:tab/><text:tab/>c-extension API ruby gem</text:p>
      <text:p text:style-name="P13"/>
      <text:p text:style-name="P13">ofxChipmunk<text:tab/><text:tab/><text:tab/><text:tab/>chipmunk bindings for openframeworks (kinda old, but good ref)</text:p>
      <text:p text:style-name="P13"><text:tab/><text:tab/><text:tab/><text:tab/><text:tab/><text:a xlink:type="simple" xlink:href="https://github.com/underdoeg/ofxChipmunk" text:style-name="Internet_20_link" text:visited-style-name="Visited_20_Internet_20_Link">https://github.com/underdoeg/ofxChipmunk</text:a></text:p>
      <text:p text:style-name="P13"/>
      <text:p text:style-name="P13"/>
      <text:p text:style-name="P13"/>
      <text:p text:style-name="P13"/>
      <text:p text:style-name="P13">Eigen<text:tab/><text:tab/><text:tab/><text:tab/><text:tab/>c++ library for linear algebra</text:p>
      <text:p text:style-name="P13"><text:tab/><text:tab/><text:tab/><text:tab/><text:tab/><text:a xlink:type="simple" xlink:href="http://eigen.tuxfamily.org/index.php?title=Main_Page" text:style-name="Internet_20_link" text:visited-style-name="Visited_20_Internet_20_Link">http://eigen.tuxfamily.org/index.php?title=Main_Page</text:a></text:p>
      <text:p text:style-name="P13"/>
      <text:p text:style-name="P13">glm <text:tab/><text:tab/><text:tab/><text:tab/><text:tab/>c++ library for OpenGL math (used by oF master branch)</text:p>
      <text:p text:style-name="P13"/>
      <text:p text:style-name="P13">ofRectangle</text:p>
      <text:p text:style-name="P13">ofMatrix3x3<text:tab/><text:tab/><text:tab/><text:tab/>matrix classes can create and save a complex transform</text:p>
      <text:p text:style-name="P13">ofMatrix4x4</text:p>
      <text:p text:style-name="P13">ofQuaternion</text:p>
      <text:p text:style-name="P13">ofMesh<text:tab/><text:tab/><text:tab/><text:tab/>Holds 3D geometry. Mesh data can be created based on primitives</text:p>
      <text:p text:style-name="P13">ofNode<text:tab/><text:tab/><text:tab/><text:tab/>Encapsulates 3d transform (ofMatrix4x4), and geometry (ofMesh)</text:p>
      <text:p text:style-name="P13"/>
      <text:p text:style-name="P13"/>
      <text:p text:style-name="P13">ofVec2f</text:p>
      <text:p text:style-name="P13">ofVec3f</text:p>
      <text:p text:style-name="P13"/>
      <text:p text:style-name="P13"/>
      <text:p text:style-name="P13">ofDragInfo<text:tab/><text:tab/><text:tab/><text:tab/>information on drag-and-drop file events</text:p>
      <text:p text:style-name="P13"/>
      <text:p text:style-name="P13"/>
      <text:p text:style-name="P14"/>
      <text:p text:style-name="P16"><text:span text:style-name="T4">Loading of fonts </text:span><text:span text:style-name="T5">with</text:span><text:span text:style-name="T4"> ofTrueTypeFont</text:span></text:p>
      <text:p text:style-name="P2"/>
      <text:p text:style-name="P4">Was using GDB to try and figure out where fonts are being loaded from on Linux</text:p>
      <text:p text:style-name="P4"/>
      <text:p text:style-name="P4">I can load fonts by their absolute path, but I can’t load fonts by name.</text:p>
      <text:p text:style-name="P4"/>
      <text:p text:style-name="P4">If you want to follow up on this idea, there are some notes in the <text:span text:style-name="T1">cpp_wrapper</text:span> sublime text project.</text:p>
      <text:p text:style-name="P4"/>
      <text:p text:style-name="P4"/>
      <text:p text:style-name="P12">ofBook</text:p>
      <text:p text:style-name="P12">openframeworks documentation</text:p>
      <text:p text:style-name="P11"/>
      <text:p text:style-name="P4"/>
      <text:p text:style-name="P4"/>
      <text:p text:style-name="P3">Math Notes</text:p>
      <text:p text:style-name="P1"/>
      <text:p text:style-name="P1">Linear Transformation<text:tab/>Don’t move the origin </text:p>
      <text:p text:style-name="P1">Affine Transformation <text:tab/>Extension of Linear Transform (can move origin, effectively anyway)</text:p>
      <text:p text:style-name="P1"/>
      <text:p text:style-name="P9"/>
      <text:p text:style-name="P6">OpenFrameworks Matrix Math</text:p>
      <text:p text:style-name="P7">left-to-right style, not the typical right-to-left transforms <text:span text:style-name="T2">seen in math</text:span></text:p>
      <text:p text:style-name="P8"/>
      <text:p text:style-name="P18">oF uses row-vector style by default, meaning that when transforming a vector by multiplying with a matrix, you should put the vector on the left side and the matrix (or matrices) to its right. When multiplying by multiple matrices, the order of application of the transforms is left-to-right. This means that the standard order of manipulation operations is vector * scale * rotate * translate.</text:p>
      <text:p text:style-name="P5">^ src: <text:a xlink:type="simple" xlink:href="http://openframeworks.cc/documentation/math/ofMatrix4x4/" text:style-name="Internet_20_link" text:visited-style-name="Visited_20_Internet_20_Link">http://openframeworks.cc/documentation/math/ofMatrix4x4/</text:a></text:p>
      <text:p text:style-name="P5"/>
      <text:p text:style-name="P5"/>
      <text:p text:style-name="P5"/>
      <text:p text:style-name="P5"/>
      <text:p text:style-name="P5"/>
      <text:p text:style-name="P22">Wrap more of the GLM vector interface</text:p>
      <text:p text:style-name="P5"/>
      <text:p text:style-name="P10"/>
      <text:p text:style-name="P10"/>
      <text:p text:style-name="P10"/>
      <text:p text:style-name="P10"/>
      <text:p text:style-name="P17">other ideas</text:p>
      <text:p text:style-name="P15"/>
      <text:p text:style-name="P15">repl</text:p>
      <text:p text:style-name="P15"/>
      <text:p text:style-name="P15">timetraveling debugger</text:p>
      <text:p text:style-name="P15"/>
      <text:p text:style-name="P15">perl – a postmodern programming language</text:p>
      <text:p text:style-name="P15"/>
      <text:p text:style-name="P15">livecoding environment</text:p>
      <text:p text:style-name="P15"/>
      <text:p text:style-name="P21">messaging between browser and this environment, to manage bookmarks / browser session</text:p>
      <text:p text:style-name="P21"/>
      <text:p text:style-name="P21"/>
      <text:p text:style-name="P21"/>
      <text:p text:style-name="P21"/>
      <text:p text:style-name="P21"/>
      <text:p text:style-name="P20">The <text:span text:style-name="T3">Synthesis ToolKit in C++ (STK)</text:span> is a set of open source audio signal processing and algorithmic synthesis classes written in the C++ programming language</text:p>
      <text:p text:style-name="P20"/>
      <text:p text:style-name="P20"><text:a xlink:type="simple" xlink:href="https://ccrma.stanford.edu/software/stk/" text:style-name="Internet_20_link" text:visited-style-name="Visited_20_Internet_20_Link">https://ccrma.stanford.edu/software/stk/</text:a></text:p>
      <text:h text:style-name="P25" text:outline-level="3"><text:a xlink:type="simple" xlink:href="http://www.cs.princeton.edu/~prc/" text:style-name="Internet_20_link" text:visited-style-name="Visited_20_Internet_20_Link">Perry R. Cook</text:a> &amp; <text:a xlink:type="simple" xlink:href="http://music.mcgill.ca/~gary/" text:style-name="Internet_20_link" text:visited-style-name="Visited_20_Internet_20_Link">Gary P. Scavone</text:a></text:h>
      <text:p text:style-name="P20">(Perry Cook teaches a course through Kadenze)</text:p>
      <text:p text:style-name="P20"/>
      <text:p text:style-name="P20"><text:a xlink:type="simple" xlink:href="http://www.cs.princeton.edu/~prc/" text:style-name="Internet_20_link" text:visited-style-name="Visited_20_Internet_20_Link">http://www.cs.princeton.edu/~pr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kaoPGothic"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TakaoPGothic" style:font-family-asian="TakaoPGothi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Ko</meta:initial-creator>
    <meta:creation-date>2018-01-10T21:43:50.193509206</meta:creation-date>
    <dc:date>2018-02-04T22:18:55.380509282</dc:date>
    <dc:creator>Jason Ko</dc:creator>
    <meta:editing-duration>P2DT21H31M5S</meta:editing-duration>
    <meta:editing-cycles>15</meta:editing-cycles>
    <meta:generator>LibreOffice/5.1.6.2$Linux_X86_64 LibreOffice_project/10m0$Build-2</meta:generator>
    <meta:document-statistic meta:table-count="0" meta:image-count="0" meta:object-count="0" meta:page-count="3" meta:paragraph-count="41" meta:word-count="310" meta:character-count="2220" meta:non-whitespace-character-count="1908"/>
  </office:meta>
</office:document-meta>
</file>